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l" svg:font-family="Incol"/>
    <style:font-face style:name="Noto Sans Devanagari1" svg:font-family="'Noto Sans Devanagari'" style:font-family-generic="swiss"/>
    <style:font-face style:name="Inconsolata" svg:font-family="Inconsolata"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200%"/>
      <style:text-properties style:font-name="Inconsolata" officeooo:rsid="001ca3ac" officeooo:paragraph-rsid="001ca3ac"/>
    </style:style>
    <style:style style:name="P2" style:family="paragraph" style:parent-style-name="Standard">
      <style:paragraph-properties fo:line-height="200%"/>
      <style:text-properties style:font-name="Inconsolata" officeooo:rsid="001ca8d1" officeooo:paragraph-rsid="001ca8d1"/>
    </style:style>
    <style:style style:name="P3" style:family="paragraph" style:parent-style-name="Standard">
      <style:paragraph-properties fo:line-height="200%"/>
      <style:text-properties style:font-name="Inconsolata" officeooo:rsid="001e760b" officeooo:paragraph-rsid="001e76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ntum computing uses vectors of two complex numbers as its quantum bits (qubits), and as such, the logic inherent to it is linear algebra. When performing transformation on multiple bits, the Kronecker product is used between the qubits and used between the matrix transformations to make larger transformations.</text:p>
      <text:p text:style-name="P1"><text:tab/><text:a xlink:type="simple" xlink:href="https://math.stackexchange.com/questions/2394972/kronecker-product-and-quantum-computing#2395254" text:style-name="Internet_20_link" text:visited-style-name="Visited_20_Internet_20_Link">https://math.stackexchange.com/questions/2394972/kronecker-product-and-quantum-computing#2395254</text:a></text:p>
      <text:p text:style-name="P2">One method of image restoration involves iteratively using the Kronecker product and Singular Value Decomposition to get a better and better approximation of what the original matrix was.</text:p>
      <text:p text:style-name="P2"><text:tab/><text:a xlink:type="simple" xlink:href="http://ece.uprm.edu/~domingo/teaching/inel6049/Kamm-Nagy_KP_Image_Restoration.pdf" text:style-name="Internet_20_link" text:visited-style-name="Visited_20_Internet_20_Link">http://ece.uprm.edu/~domingo/teaching/inel6049/Kamm-Nagy_KP_Image_Restoration.pdf</text:a></text:p>
      <text:p text:style-name="P3">As for a fun application, the Kronecker product can be used to make art! By taking the Kronecker product of a matrix representing color with itself n times, you product a fractal pattern n “deep.”</text:p>
      <text:p text:style-name="P3"><text:tab/><text:a xlink:type="simple" xlink:href="https://www.codeproject.com/Articles/1189288/Generating-Kronecker-Product-Based-Fractals" text:style-name="Internet_20_link" text:visited-style-name="Visited_20_Internet_20_Link">https://www.codeproject.com/Articles/1189288/Generating-Kronecker-Product-Based-Fracta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l" svg:font-family="Incol"/>
    <style:font-face style:name="Noto Sans Devanagari1" svg:font-family="'Noto Sans Devanagari'" style:font-family-generic="swiss"/>
    <style:font-face style:name="Inconsolata" svg:font-family="Inconsolata"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ial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5:14:43.160754353</meta:creation-date>
    <dc:date>2018-12-13T16:56:31.470842424</dc:date>
    <meta:editing-duration>PT1H23M46S</meta:editing-duration>
    <meta:editing-cycles>2</meta:editing-cycles>
    <meta:generator>LibreOffice/6.0.7.3.0$Linux_X86_64 LibreOffice_project/00m0$Build-3</meta:generator>
    <meta:document-statistic meta:table-count="0" meta:image-count="0" meta:object-count="0" meta:page-count="1" meta:paragraph-count="6" meta:word-count="114" meta:character-count="965" meta:non-whitespace-character-count="854"/>
  </office:meta>
</office:document-meta>
</file>